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Text_20_body">
      <style:text-properties fo:color="#000000" loext:opacity="100%" officeooo:rsid="00182880" officeooo:paragraph-rsid="00182880"/>
    </style:style>
    <style:style style:name="P2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72822"/>
    </style:style>
    <style:style style:name="P3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loext:graphic-properties draw:fill="solid" draw:fill-color="#272822" draw:opacity="100%"/>
      <style:paragraph-properties fo:margin-top="0cm" fo:margin-bottom="0cm" style:contextual-spacing="false" fo:text-align="start" style:justify-single-word="false" fo:orphans="2" fo:widows="2" fo:background-color="#272822"/>
      <style:text-properties fo:color="#000000" loext:opacity="100%" fo:background-color="transparent"/>
    </style:style>
    <style:style style:name="P6" style:family="paragraph" style:parent-style-name="Heading_20_1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1a7bcc" fo:background-color="transparent"/>
    </style:style>
    <style:style style:name="P7" style:family="paragraph" style:parent-style-name="Standard">
      <style:text-properties fo:color="#000000" loext:opacity="100%" officeooo:rsid="00182880" officeooo:paragraph-rsid="00182880" fo:background-color="transparent"/>
    </style:style>
    <style:style style:name="P8" style:family="paragraph" style:parent-style-name="Standard">
      <loext:graphic-properties draw:fill="solid" draw:fill-color="#ffffff"/>
      <style:paragraph-properties fo:margin-left="0cm" fo:margin-right="0cm" fo:text-align="start" style:justify-single-word="false" fo:orphans="2" fo:widows="2" fo:text-indent="0cm" style:auto-text-indent="false"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9" style:family="paragraph" style:parent-style-name="Text_20_body" style:list-style-name="L1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padding="0cm" loext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padding="0cm" loext:border="none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padding="0cm" loext:border="non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padding="0cm" loext:border="none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0" style:family="paragraph" style:parent-style-name="Text_20_body" style:list-style-name="L7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font-size="13.5pt" fo:letter-spacing="normal" fo:font-style="normal" fo:font-weight="normal" fo:background-color="transparent"/>
    </style:style>
    <style:style style:name="P22" style:family="paragraph" style:parent-style-name="Text_20_body" style:list-style-name="L7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8%" fo:text-align="start" style:justify-single-word="false" fo:text-indent="0cm" style:auto-text-indent="false" fo:padding="0cm" fo:border="none"/>
      <style:text-properties officeooo:paragraph-rsid="001a7bcc" fo:background-color="transparent"/>
    </style:style>
    <style:style style:name="P24" style:family="paragraph" style:parent-style-name="Text_20_body">
      <style:paragraph-properties fo:margin-top="0cm" fo:margin-bottom="0cm" style:contextual-spacing="false" style:line-height-at-least="0.82cm"/>
      <style:text-properties fo:color="#000000" loext:opacity="100%" style:font-name="Source Serif Pro" fo:font-size="13.5pt" fo:background-color="transparent" loext:padding="0cm" loext:border="none"/>
    </style:style>
    <style:style style:name="T1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style:font-name="Source Serif Pro" fo:font-size="13.5pt" fo:letter-spacing="normal" fo:font-style="normal" fo:font-weight="normal" fo:background-color="transparent" loext:char-shading-value="0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a7bcc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bold" loext:padding="0cm" loext:border="none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style="normal" fo:font-weight="bold" officeooo:rsid="001a7bcc" loext:padding="0cm" loext:border="none"/>
    </style:style>
    <style:style style:name="T20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1" style:family="text">
      <style:text-properties fo:font-variant="normal" fo:text-transform="none" fo:color="#000000" loext:opacity="100%" style:font-name="Source Serif Pro" fo:font-size="13.5pt" fo:letter-spacing="normal" fo:font-style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fo:font-size="13.5pt" fo:letter-spacing="normal" fo:font-style="normal" fo:font-weight="bold" fo:background-color="#272822" loext:char-shading-value="0" loext:padding="0cm" loext:border="none"/>
    </style:style>
    <style:style style:name="T23" style:family="text">
      <style:text-properties fo:font-variant="normal" fo:text-transform="none" fo:color="#000000" loext:opacity="100%" fo:font-size="13.5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fo:font-size="13.5pt" fo:letter-spacing="normal" fo:font-style="normal" fo:font-weight="bold" fo:background-color="transparent" loext:char-shading-value="0" loext:padding="0cm" loext:border="none"/>
    </style:style>
    <style:style style:name="T26" style:family="text">
      <style:text-properties fo:font-variant="normal" fo:text-transform="none" fo:color="#000000" loext:opacity="100%" fo:font-size="13.5pt" fo:letter-spacing="normal" fo:font-style="normal" fo:font-weight="normal" fo:background-color="#272822" loext:char-shading-value="0" loext:padding="0cm" loext:border="none"/>
    </style:style>
    <style:style style:name="T27" style:family="text">
      <style:text-properties fo:font-variant="normal" fo:text-transform="none" fo:color="#000000" loext:opacity="100%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0000" loext:opacity="100%" fo:font-size="13.5pt" fo:letter-spacing="normal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fo:color="#000000" loext:opacity="100%" fo:letter-spacing="normal" fo:background-color="#272822" loext:char-shading-value="0" loext:padding="0cm" loext:border="none"/>
    </style:style>
    <style:style style:name="T31" style:family="text">
      <style:text-properties fo:font-variant="normal" fo:text-transform="none" fo:color="#000000" loext:opacity="100%" fo:letter-spacing="normal" loext:padding="0cm" loext:border="none"/>
    </style:style>
    <style:style style:name="T32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33" style:family="text">
      <style:text-properties fo:font-variant="normal" fo:text-transform="none" fo:color="#000000" loext:opacity="100%" fo:letter-spacing="normal" fo:background-color="transparent" loext:char-shading-value="0" loext:padding="0cm" loext:border="none"/>
    </style:style>
    <style:style style:name="T34" style:family="text">
      <style:text-properties officeooo:rsid="001a7bcc"/>
    </style:style>
    <style:style style:name="T35" style:family="text">
      <style:text-properties fo:color="#000000" loext:opacity="100%" fo:letter-spacing="normal" fo:font-weight="bold" officeooo:rsid="001a7bcc" loext:padding="0cm" loext:border="none"/>
    </style:style>
    <style:style style:name="T36" style:family="text">
      <style:text-properties fo:color="#000000" loext:opacity="100%" fo:letter-spacing="normal" fo:font-weight="bold" loext:padding="0cm" loext:border="none"/>
    </style:style>
    <style:style style:name="T37" style:family="text">
      <style:text-properties fo:background-color="transparent" loext:char-shading-value="0"/>
    </style:style>
    <style:style style:name="T38" style:family="text">
      <style:text-properties fo:background-color="transparent" loext:char-shading-value="0"/>
    </style:style>
    <style:style style:name="T39" style:family="text">
      <style:text-properties style:font-name="Source Serif Pro"/>
    </style:style>
    <style:style style:name="T40" style:family="text">
      <style:text-properties fo:color="#0033b3" loext:opacity="100%" style:font-name="Liberation Mono1" fo:font-size="10.5pt" style:font-size-asian="10.5pt" style:font-style-asian="normal" style:font-weight-asian="normal"/>
    </style:style>
    <style:style style:name="T41" style:family="text">
      <style:text-properties fo:color="#080808" loext:opacity="100%" style:font-name="Liberation Mono1" fo:font-size="10.5pt" style:font-size-asian="10.5pt" style:font-style-asian="normal" style:font-weight-asian="normal"/>
    </style:style>
    <style:style style:name="T42" style:family="text">
      <style:text-properties fo:color="#871094" loext:opacity="100%" style:font-name="Liberation Mono1" fo:font-size="10.5pt" style:font-size-asian="10.5pt" style:font-style-asian="normal" style:font-weight-asian="normal"/>
    </style:style>
    <style:style style:name="T43" style:family="text">
      <style:text-properties fo:color="#067d17" loext:opacity="100%" style:font-name="Liberation Mono1" fo:font-size="10.5pt" style:font-size-asian="10.5pt" style:font-style-asian="normal" style:font-weight-asian="normal"/>
    </style:style>
    <style:style style:name="T44" style:family="text">
      <style:text-properties fo:color="#1750eb" loext:opacity="100%" style:font-name="Liberation Mono1" fo:font-size="10.5pt" style:font-size-asian="10.5pt" style:font-style-asian="normal" style:font-weight-asian="normal"/>
    </style:style>
    <style:style style:name="T45" style:family="text">
      <style:text-properties fo:color="#00627a" loext:opacity="100%" style:font-name="Liberation Mono1" fo:font-size="10.5pt" style:font-size-asian="10.5pt" style:font-style-asian="normal" style:font-weight-asian="normal"/>
    </style:style>
    <style:style style:name="T46" style:family="text">
      <style:text-properties fo:color="#007e8a" loext:opacity="100%" style:font-name="Liberation Mono1" fo:font-size="10.5pt" style:font-size-asian="10.5pt" style:font-style-asian="normal" style:font-weight-asian="normal"/>
    </style:style>
    <style:style style:name="T47" style:family="text">
      <style:text-properties style:font-name="Liberation Mono1" fo:font-size="10.5pt" style:font-size-asian="10.5pt" style:font-style-asian="normal" style:font-weight-asian="normal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35">I</text:span><text:span text:style-name="T36">dentificando objetos com MobileNetV2</text:span></text:h>
      <text:h text:style-name="P6" text:outline-level="1"><text:span text:style-name="T18"/></text:h>
      <text:p text:style-name="P23"><text:span text:style-name="T13">Exploramos</text:span><draw:frame draw:style-name="fr1" draw:name="Quadro1" text:anchor-type="char" svg:width="0.041cm" draw:z-index="0"><draw:text-box fo:min-height="0.041cm"><text:list xml:id="list2000461188" text:style-name="L1"><text:list-item><text:p text:style-name="P9"/></text:list-item></text:list></draw:text-box></draw:frame><text:span text:style-name="T11"> como o aprendizado por reforço funciona, permitindo que um agente aprenda por meio de interações com um ambiente, recebendo recompensas ou penalidades por suas ações. Agora, é hora de colocar a mão na massa!</text:span></text:p>
      <text:p text:style-name="P14">Imagine que você está desenvolvendo um agente para atravessar um lago congelado com segurança. Para isso, usaremos o ambiente FrozenLake da biblioteca gymnasium, um clássico para experimentos de aprendizado por reforço.</text:p>
      <text:p text:style-name="P14">Sua tarefa é treinar um agente que aprenda a atravessar o lago sem cair em buracos. Utilizaremos o algoritmo de Q-Learning para essa atividade.</text:p>
      <text:p text:style-name="P4"><text:span text:style-name="T16">Utilize o </text:span><text:a xlink:type="simple" xlink:href="https://colab.research.google.com/" office:target-frame-name="_blank" xlink:show="new" text:style-name="Internet_20_link" text:visited-style-name="Visited_20_Internet_20_Link"><text:span text:style-name="T38">Google Colaboratory</text:span></text:a><text:span text:style-name="T16"> para implementar e treinar o agente seguindo estas etapas:</text:span></text:p>
      <text:p text:style-name="P4"><text:span text:style-name="T16"/></text:p>
      <text:p text:style-name="P4"><text:span text:style-name="Strong_20_Emphasis"><text:span text:style-name="T20">1 - Configurar o ambiente</text:span></text:span></text:p>
      <text:list xml:id="list584815800" text:style-name="L2">
        <text:list-item>
          <text:p text:style-name="P10"><text:span text:style-name="T16">Instale a biblioteca </text:span><text:span text:style-name="Source_20_Text"><text:span text:style-name="T16">gymnasium</text:span></text:span><text:span text:style-name="T16">.</text:span></text:p>
        </text:list-item>
        <text:list-item>
          <text:p text:style-name="P10"><text:span text:style-name="T16">Importe as dependências necessárias e inicialize o ambiente </text:span><text:span text:style-name="Source_20_Text"><text:span text:style-name="T16">FrozenLake-v1</text:span></text:span><text:span text:style-name="T16">.</text:span></text:p>
          <text:p text:style-name="P10"><text:span text:style-name="T16"/></text:p>
        </text:list-item>
      </text:list>
      <text:p text:style-name="P4"><text:span text:style-name="Strong_20_Emphasis"><text:span text:style-name="T20">2 - Definir os hiperparâmetros do agente</text:span></text:span></text:p>
      <text:list xml:id="list566068867" text:style-name="L3">
        <text:list-item>
          <text:p text:style-name="P15">Inicialize a Q-table com zeros.</text:p>
        </text:list-item>
        <text:list-item>
          <text:p text:style-name="P11"><text:span text:style-name="T16">Defina os parâmetros de aprendizado, como taxa de aprendizado (</text:span><text:span text:style-name="Source_20_Text"><text:span text:style-name="T16">alpha</text:span></text:span><text:span text:style-name="T16">), fator de desconto (</text:span><text:span text:style-name="Source_20_Text"><text:span text:style-name="T16">gamma</text:span></text:span><text:span text:style-name="T16">) e taxa de exploração (</text:span><text:span text:style-name="Source_20_Text"><text:span text:style-name="T16">epsilon</text:span></text:span><text:span text:style-name="T16">).</text:span></text:p>
          <text:p text:style-name="P11"><text:span text:style-name="T16"/></text:p>
        </text:list-item>
      </text:list>
      <text:p text:style-name="P4"><text:span text:style-name="Strong_20_Emphasis"><text:span text:style-name="T20">3 - Treinar o agente com Q-Learning</text:span></text:span></text:p>
      <text:list xml:id="list361887496" text:style-name="L4">
        <text:list-item>
          <text:p text:style-name="P16">Para cada episódio:</text:p>
          <text:list>
            <text:list-item>
              <text:p text:style-name="P16">Escolha uma ação com base na política “epsilon-greedy”.</text:p>
            </text:list-item>
            <text:list-item>
              <text:p text:style-name="P16">Atualize a Q-table com base na recompensa recebida.</text:p>
            </text:list-item>
          </text:list>
        </text:list-item>
      </text:list>
      <text:p text:style-name="P18"/>
      <text:p text:style-name="P4"><text:soft-page-break/><text:span text:style-name="Strong_20_Emphasis"><text:span text:style-name="T20">4 - Avaliar o desempenho</text:span></text:span></text:p>
      <text:list xml:id="list3756954255" text:style-name="L5">
        <text:list-item>
          <text:p text:style-name="P17">Após o treinamento, faça o agente executar o ambiente sem exploração (apenas escolhendo as melhores ações aprendidas).</text:p>
        </text:list-item>
        <text:list-item>
          <text:p text:style-name="P17">Meça o número de episódios bem-sucedidos.</text:p>
        </text:list-item>
      </text:list>
      <text:p text:style-name="P4"><text:span text:style-name="Strong_20_Emphasis"><text:span text:style-name="T16"/></text:span></text:p>
      <text:p text:style-name="P4"><text:span text:style-name="Strong_20_Emphasis"><text:span text:style-name="T20">5 - Experimentar com parâmetros diferentes</text:span></text:span></text:p>
      <text:list xml:id="list3165933688" text:style-name="L6">
        <text:list-item>
          <text:p text:style-name="P12"><text:span text:style-name="T16">Tente modificar valores de </text:span><text:span text:style-name="Source_20_Text"><text:span text:style-name="T16">alpha</text:span></text:span><text:span text:style-name="T16">, </text:span><text:span text:style-name="Source_20_Text"><text:span text:style-name="T16">gamma</text:span></text:span><text:span text:style-name="T16"> e </text:span><text:span text:style-name="Source_20_Text"><text:span text:style-name="T16">epsilon</text:span></text:span><text:span text:style-name="T16"> para observar como o aprendizado do agente muda.</text:span></text:p>
        </text:list-item>
      </text:list>
      <text:p text:style-name="P24"/>
      <text:h text:style-name="Heading_20_2" text:outline-level="2">Resposta:</text:h>
      <text:p text:style-name="P7"/>
      <text:p text:style-name="P1"><text:span text:style-name="T9">Disponibilizamos aqui uma implementação simples de Q-Learning para o ambiente </text:span><text:span text:style-name="Source_20_Text"><text:span text:style-name="T8">FrozenLake-v1</text:span></text:span><text:span text:style-name="T9"> usando Python. O código inclui comentários detalhados para que você consiga acompanhar melhor a lógica por trás de cada passo implementado.</text:span></text:p>
      <text:p text:style-name="P19">Essa abordagem demonstra como um agente pode aprender por meio de tentativas e erros, otimizando suas ações com base nas recompensas recebidas.</text:p>
      <text:p text:style-name="P19">Experimente ajustar os hiperparâmetros para ver como o comportamento do agente muda!</text:p>
      <text:p text:style-name="P8"><text:span text:style-name="T40">import </text:span><text:span text:style-name="T41">numpy as np</text:span><text:line-break/><text:span text:style-name="T40">import </text:span><text:span text:style-name="T41">gymnasium as gym</text:span><text:line-break/><text:line-break/><text:span text:style-name="T41"># Inicializar o </text:span><text:span text:style-name="T42">ambiente </text:span><text:span text:style-name="T41">FrozenLake</text:span><text:line-break/><text:span text:style-name="T41"># O agente precisa atravessar </text:span><text:span text:style-name="T42">um </text:span><text:span text:style-name="T41">lago congelado sem cair nos buracos</text:span><text:line-break/><text:span text:style-name="T41"> <text:s text:c="11"/></text:span><text:span text:style-name="T42">env </text:span><text:span text:style-name="T41">= gym.make(</text:span><text:span text:style-name="T43">"FrozenLake-v1"</text:span><text:span text:style-name="T41">, is_slippery=True)</text:span><text:line-break/><text:line-break/><text:span text:style-name="T41"># Definir os hiperparâmetros </text:span><text:span text:style-name="T40">do </text:span><text:span text:style-name="T42">Q</text:span><text:span text:style-name="T41">-Learning</text:span><text:line-break/><text:span text:style-name="T41"> <text:s text:c="11"/></text:span><text:span text:style-name="T42">alpha </text:span><text:span text:style-name="T41">= </text:span><text:span text:style-name="T44">0.8 <text:s/></text:span><text:span text:style-name="T41"># Taxa de </text:span><text:span text:style-name="T42">aprendizado</text:span><text:span text:style-name="T41">: </text:span><text:span text:style-name="T42">o </text:span><text:span text:style-name="T41">quanto </text:span><text:span text:style-name="T42">o </text:span><text:span text:style-name="T41">agente </text:span><text:span text:style-name="T42">aprende </text:span><text:span text:style-name="T41">de novas informações</text:span><text:line-break/><text:span text:style-name="T41"> <text:s text:c="3"/>gamma = </text:span><text:span text:style-name="T44">0.95 <text:s/></text:span><text:span text:style-name="T41"># Fator de desconto: quão importante são as recompensas futuras em comparação </text:span><text:span text:style-name="T42">com </text:span><text:span text:style-name="T41">as imediatas</text:span><text:line-break/><text:span text:style-name="T41"> <text:s text:c="11"/></text:span><text:span text:style-name="T42">epsilon </text:span><text:span text:style-name="T41">= </text:span><text:span text:style-name="T44">1.0 <text:s/></text:span><text:span text:style-name="T41"># Probabilidade inicial </text:span><text:span text:style-name="T42">de </text:span><text:span text:style-name="T41">explorar ações aleatórias</text:span><text:line-break/><text:span text:style-name="T41"> <text:s text:c="3"/>epsilon_decay = </text:span><text:span text:style-name="T44">0.999 <text:s/></text:span><text:span text:style-name="T41"># Reduz gradualmente </text:span><text:span text:style-name="T42">a </text:span><text:span text:style-name="T41">exploração conforme o </text:span><text:span text:style-name="T42">agente </text:span><text:span text:style-name="T41">aprende</text:span><text:line-break/><text:span text:style-name="T41"> <text:s text:c="3"/>epsilon_min = </text:span><text:span text:style-name="T44">0.01 <text:s/></text:span><text:span text:style-name="T41"># Limite mínimo </text:span><text:span text:style-name="T42">de </text:span><text:span text:style-name="T41">exploração </text:span><text:span text:style-name="T42">para </text:span><text:span text:style-name="T41">garantir que o </text:span><text:span text:style-name="T42">agente </text:span><text:span text:style-name="T41">ainda explore um pouco</text:span><text:line-break/><text:span text:style-name="T41"> <text:s text:c="11"/></text:span><text:span text:style-name="T42">num_episodes </text:span><text:span text:style-name="T41">= </text:span><text:span text:style-name="T44">20000 <text:s/></text:span><text:span text:style-name="T41"># Número total </text:span><text:span text:style-name="T42">de </text:span><text:span text:style-name="T41">tentativas </text:span><text:span text:style-name="T42">de </text:span><text:span text:style-name="T45">aprendizado </text:span><text:span text:style-name="T41">(episódios)</text:span><text:line-break/><text:line-break/><text:span text:style-name="T41"># Criar a tabela </text:span><text:span text:style-name="T45">Q </text:span><text:span text:style-name="T41">(</text:span><text:span text:style-name="T42">Q</text:span><text:span text:style-name="T41">-table) com zeros</text:span><text:line-break/><text:span text:style-name="T41"># As linhas representam os estados e </text:span><text:span text:style-name="T42">as </text:span><text:span text:style-name="T41">colunas representam as ações</text:span><text:line-break/><text:soft-page-break/><text:span text:style-name="T41"> <text:s text:c="11"/></text:span><text:span text:style-name="T42">q_table </text:span><text:span text:style-name="T41">= np.zeros((</text:span><text:span text:style-name="T42">env</text:span><text:span text:style-name="T41">.observation_space.n,</text:span><text:span text:style-name="T42">env</text:span><text:span text:style-name="T41">.action_space.n))</text:span><text:line-break/><text:line-break/><text:span text:style-name="T41"> <text:s text:c="11"/># Iniciar o treinamento </text:span><text:span text:style-name="T40">do </text:span><text:span text:style-name="T42">agente</text:span><text:line-break/><text:span text:style-name="T40">for </text:span><text:span text:style-name="T41">episode in </text:span><text:span text:style-name="T45">range</text:span><text:span text:style-name="T41">(</text:span><text:span text:style-name="T42">num_episodes</text:span><text:span text:style-name="T41">):</text:span><text:line-break/><text:span text:style-name="T41"> <text:s text:c="11"/># Reiniciar o </text:span><text:span text:style-name="T42">ambiente </text:span><text:span text:style-name="T41">a cada episódio</text:span><text:line-break/><text:span text:style-name="T41"> <text:s text:c="3"/></text:span><text:span text:style-name="T42">state</text:span><text:span text:style-name="T41">, _ = </text:span><text:span text:style-name="T42">env</text:span><text:span text:style-name="T41">.reset()</text:span><text:line-break/><text:span text:style-name="T41"> <text:s text:c="3"/></text:span><text:span text:style-name="T42">done </text:span><text:span text:style-name="T41">= False</text:span><text:line-break/><text:line-break/><text:span text:style-name="T41"> <text:s text:c="3"/></text:span><text:span text:style-name="T40">while </text:span><text:span text:style-name="T41">not done:</text:span><text:line-break/><text:span text:style-name="T41"> <text:s text:c="11"/># Escolher uma </text:span><text:span text:style-name="T42">ação </text:span><text:span text:style-name="T41">usando </text:span><text:span text:style-name="T42">a </text:span><text:span text:style-name="T41">estratégia </text:span><text:span text:style-name="T42">epsilon</text:span><text:span text:style-name="T41">-greedy</text:span><text:line-break/><text:span text:style-name="T41"> <text:s text:c="7"/># Com probabilidade </text:span><text:span text:style-name="T43">'epsilon'</text:span><text:span text:style-name="T41">, </text:span><text:span text:style-name="T42">escolhemos </text:span><text:span text:style-name="T41">uma </text:span><text:span text:style-name="T42">ação </text:span><text:span text:style-name="T45">aleatória </text:span><text:span text:style-name="T41">(</text:span><text:span text:style-name="T42">exploração</text:span><text:span text:style-name="T41">)</text:span><text:line-break/><text:span text:style-name="T41"> <text:s text:c="7"/># Caso </text:span><text:span text:style-name="T42">contrário</text:span><text:span text:style-name="T41">, escolhemos </text:span><text:span text:style-name="T42">a </text:span><text:span text:style-name="T41">melhor </text:span><text:span text:style-name="T42">ação </text:span><text:span text:style-name="T41">conhecida até o </text:span><text:span text:style-name="T45">momento </text:span><text:span text:style-name="T41">(</text:span><text:span text:style-name="T42">exploração</text:span><text:span text:style-name="T41">)</text:span><text:line-break/><text:span text:style-name="T41"> <text:s text:c="7"/></text:span><text:span text:style-name="T40">if </text:span><text:span text:style-name="T41">np.random.rand() &lt; </text:span><text:span text:style-name="T46">epsilon</text:span><text:span text:style-name="T41">:</text:span><text:line-break/><text:span text:style-name="T41"> <text:s text:c="3"/>action = </text:span><text:span text:style-name="T42">env</text:span><text:span text:style-name="T41">.action_space.sample() <text:s/># Explorar uma </text:span><text:span text:style-name="T42">ação </text:span><text:span text:style-name="T41">aleatória</text:span><text:line-break/><text:span text:style-name="T41"> <text:s text:c="7"/></text:span><text:span text:style-name="T40">else</text:span><text:span text:style-name="T41">:</text:span><text:line-break/><text:span text:style-name="T41"> <text:s text:c="3"/>action = np.argmax(</text:span><text:span text:style-name="T42">q_table</text:span><text:span text:style-name="T41">[</text:span><text:span text:style-name="T42">state</text:span><text:span text:style-name="T41">]) <text:s/># Explorar a </text:span><text:span text:style-name="T42">ação </text:span><text:span text:style-name="T41">com maior valor na Q-table</text:span><text:line-break/><text:line-break/><text:span text:style-name="T41"> <text:s text:c="7"/># Executar a </text:span><text:span text:style-name="T42">ação </text:span><text:span text:style-name="T41">escolhida no ambiente</text:span><text:line-break/><text:span text:style-name="T41"> <text:s text:c="3"/>next_state, reward, </text:span><text:span text:style-name="T42">done</text:span><text:span text:style-name="T41">, truncated, _ = </text:span><text:span text:style-name="T42">env</text:span><text:span text:style-name="T41">.step(action)</text:span><text:line-break/><text:line-break/><text:span text:style-name="T41"> <text:s text:c="11"/># Atualizar a </text:span><text:span text:style-name="T42">Q</text:span><text:span text:style-name="T41">-table com </text:span><text:span text:style-name="T42">a </text:span><text:span text:style-name="T41">fórmula </text:span><text:span text:style-name="T42">de </text:span><text:span text:style-name="T41">aprendizado por reforço</text:span><text:line-break/><text:span text:style-name="T41"> <text:s text:c="7"/># </text:span><text:span text:style-name="T45">Q</text:span><text:span text:style-name="T41">(s, </text:span><text:span text:style-name="T42">a</text:span><text:span text:style-name="T41">) = </text:span><text:span text:style-name="T45">Q</text:span><text:span text:style-name="T41">(s, </text:span><text:span text:style-name="T42">a</text:span><text:span text:style-name="T41">) + </text:span><text:span text:style-name="T42">alpha </text:span><text:span text:style-name="T41">* (recompensa + desconto * </text:span><text:span text:style-name="T45">max</text:span><text:span text:style-name="T41">(</text:span><text:span text:style-name="T42">Q</text:span><text:span text:style-name="T41">(s</text:span><text:span text:style-name="T43">', a'</text:span><text:span text:style-name="T41">)) - </text:span><text:span text:style-name="T45">Q</text:span><text:span text:style-name="T41">(s, </text:span><text:span text:style-name="T42">a</text:span><text:span text:style-name="T41">))</text:span><text:line-break/><text:span text:style-name="T41"> <text:s text:c="3"/>best_next_action = np.max(</text:span><text:span text:style-name="T42">q_table</text:span><text:span text:style-name="T41">[next_state]) <text:s/># Melhor ação no próximo estado</text:span><text:line-break/><text:span text:style-name="T41"> <text:s text:c="3"/></text:span><text:span text:style-name="T42">q_table</text:span><text:span text:style-name="T41">[</text:span><text:span text:style-name="T42">state</text:span><text:span text:style-name="T41">, action] += </text:span><text:span text:style-name="T42">alpha </text:span><text:span text:style-name="T41">* (reward + gamma * best_next_action - </text:span><text:span text:style-name="T42">q_table</text:span><text:span text:style-name="T41">[</text:span><text:span text:style-name="T42">state</text:span><text:span text:style-name="T41">, action])</text:span><text:line-break/><text:line-break/><text:span text:style-name="T41"> <text:s text:c="11"/># Avançar para </text:span><text:span text:style-name="T42">o </text:span><text:span text:style-name="T41">próximo estado</text:span><text:line-break/><text:span text:style-name="T41"> <text:s text:c="11"/></text:span><text:span text:style-name="T42">state </text:span><text:span text:style-name="T41">= next_state</text:span><text:line-break/><text:line-break/><text:span text:style-name="T41"> <text:s text:c="3"/># Reduzir a taxa de </text:span><text:span text:style-name="T42">exploração gradualmente</text:span><text:span text:style-name="T41">, sem ultrapassar o </text:span><text:span text:style-name="T42">mínimo </text:span><text:span text:style-name="T41">definido</text:span><text:line-break/><text:span text:style-name="T41"> <text:s text:c="3"/></text:span><text:span text:style-name="T40">if </text:span><text:span text:style-name="T42">epsilon </text:span><text:span text:style-name="T41">&gt; epsilon_min:</text:span><text:line-break/><text:span text:style-name="T41"> <text:s text:c="3"/></text:span><text:span text:style-name="T42">epsilon </text:span><text:span text:style-name="T41">*= epsilon_decay</text:span><text:line-break/><text:line-break/><text:span text:style-name="T41"># Avaliar o desempenho </text:span><text:span text:style-name="T40">do </text:span><text:span text:style-name="T42">agente </text:span><text:span text:style-name="T41">treinado</text:span><text:line-break/><text:span text:style-name="T41"># Aqui, testamos </text:span><text:span text:style-name="T44">1000 </text:span><text:span text:style-name="T41">episódios para verificar quantas vezes ele atravessa o </text:span><text:span text:style-name="T42">lago </text:span><text:span text:style-name="T41">com sucesso</text:span><text:line-break/><text:span text:style-name="T41"> <text:s text:c="11"/></text:span><text:span text:style-name="T42">successes </text:span><text:span text:style-name="T41">= </text:span><text:span text:style-name="T44">0</text:span><text:line-break/><text:span text:style-name="T40">for </text:span><text:span text:style-name="T41">episode in </text:span><text:span text:style-name="T45">range</text:span><text:span text:style-name="T41">(</text:span><text:span text:style-name="T44">1000</text:span><text:span text:style-name="T41">):</text:span><text:line-break/><text:span text:style-name="T41"> <text:s text:c="3"/></text:span><text:span text:style-name="T42">state</text:span><text:span text:style-name="T41">, _ = </text:span><text:span text:style-name="T42">env</text:span><text:span text:style-name="T41">.reset()</text:span><text:line-break/><text:span text:style-name="T41"> <text:s text:c="3"/></text:span><text:span text:style-name="T42">done </text:span><text:span text:style-name="T41">= False</text:span><text:line-break/><text:span text:style-name="T41"> <text:s text:c="3"/></text:span><text:span text:style-name="T40">while </text:span><text:span text:style-name="T41">not done:</text:span><text:line-break/><text:span text:style-name="T41"> <text:s text:c="11"/># O agente agora só escolhe a </text:span><text:span text:style-name="T42">melhor </text:span><text:span text:style-name="T41">ação </text:span><text:span text:style-name="T45">aprendida </text:span><text:span text:style-name="T41">(</text:span><text:span text:style-name="T42">sem </text:span><text:span text:style-name="T47">exploração </text:span><text:span text:style-name="T42">aleatória</text:span><text:span text:style-name="T41">)</text:span><text:line-break/><text:span text:style-name="T41"> <text:s text:c="3"/>action = np.argmax(</text:span><text:span text:style-name="T42">q_table</text:span><text:span text:style-name="T41">[</text:span><text:span text:style-name="T42">state</text:span><text:span text:style-name="T41">])</text:span><text:line-break/><text:span text:style-name="T41"> <text:s text:c="3"/></text:span><text:span text:style-name="T42">state</text:span><text:span text:style-name="T41">, reward, </text:span><text:span text:style-name="T42">done</text:span><text:span text:style-name="T41">, truncated, _ = </text:span><text:span text:style-name="T42">env</text:span><text:span text:style-name="T41">.step(action)</text:span><text:line-break/><text:span text:style-name="T41"> <text:s text:c="11"/></text:span><text:span text:style-name="T40">if </text:span><text:span text:style-name="T42">done </text:span><text:span text:style-name="T41">and reward == </text:span><text:span text:style-name="T44">1.0</text:span><text:span text:style-name="T41">:</text:span><text:line-break/><text:span text:style-name="T41"> <text:s text:c="3"/></text:span><text:span text:style-name="T42">successes </text:span><text:span text:style-name="T41">+= </text:span><text:span text:style-name="T44">1 <text:s/></text:span><text:span text:style-name="T41"># Contabilizar os sucessos</text:span><text:line-break/><text:line-break/><text:span text:style-name="T41"># Exibir o resultado </text:span><text:span text:style-name="T40">final</text:span><text:line-break/><text:span text:style-name="T40"> <text:s text:c="3"/></text:span><text:span text:style-name="T45">print</text:span><text:span text:style-name="T41">(f</text:span><text:span text:style-name="T43">"O agente conseguiu atravessar o lago com sucesso em {successes} de 1000 episódios."</text:span><text:span text:style-name="T41">)</text:span><text:line-break/><text:span text:style-name="T41"> </text:span></text:p>
      <text:p text:style-name="P21"><text:soft-page-break/><text:span text:style-name="T39">Para melhorar o desempenho do agente, você pode ajustar os hiperparâmetros para incentivar mais exploração no início e, gradualmente, focar na exploração das melhores ações.</text:span></text:p>
      <text:p text:style-name="P19">Por exemplo, você pode implementar a seguinte mudança:</text:p>
      <text:list xml:id="list2215206470" text:style-name="L7">
        <text:list-item>
          <text:p text:style-name="P22"><text:span text:style-name="T17">Diminuição gradual do </text:span><text:span text:style-name="Source_20_Text"><text:span text:style-name="T16">epsilon</text:span></text:span><text:span text:style-name="T17"> (exploração): Comece com um valor mais alto e diminua ao longo do tempo.</text:span></text:p>
        </text:list-item>
        <text:list-item>
          <text:p text:style-name="P22"><text:span text:style-name="T17">Aumento da taxa de aprendizado (</text:span><text:span text:style-name="Source_20_Text"><text:span text:style-name="T16">alpha</text:span></text:span><text:span text:style-name="T17">): O agente aprende mais rápido.</text:span></text:p>
        </text:list-item>
        <text:list-item>
          <text:p text:style-name="P20">Mais episódios de treinamento: Maior chance de aprender um comportamento ideal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0T19:29:03.063184534</meta:creation-date>
    <dc:date>2025-09-15T13:43:54.503042027</dc:date>
    <meta:editing-duration>PT4M4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4" meta:paragraph-count="33" meta:word-count="795" meta:character-count="5463" meta:non-whitespace-character-count="4391"/>
  </office:meta>
</office:document-meta>
</file>